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left="0.25in" fo:margin-right="0in" fo:line-height="100%" fo:text-align="justify" style:justify-single-word="false" fo:text-indent="0in" style:auto-text-indent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margin-left="0.5in" fo:margin-right="0in" fo:line-height="100%" fo:text-align="justify" style:justify-single-word="false" fo:text-indent="0in" style:auto-text-indent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margin-left="1.0728in" fo:margin-right="0in" fo:line-height="100%" fo:text-align="justify" style:justify-single-word="false" fo:text-indent="0in" style:auto-text-indent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4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2pt" fo:font-weight="bold" fo:background-color="transparent" style:font-name-asian="Calibri1" style:font-name-complex="Calibri1"/>
    </style:style>
    <style:style style:name="P12" style:family="paragraph" style:parent-style-name="Standard" style:list-style-name="L1">
      <style:paragraph-properties fo:margin-left="-0.25in" fo:margin-right="0in" fo:line-height="100%" fo:text-align="justify" style:justify-single-word="false" fo:text-indent="0.25in" style:auto-text-indent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13" style:family="paragraph" style:parent-style-name="Standard" style:list-style-name="L2">
      <style:paragraph-properties fo:margin-left="-0.25in" fo:margin-right="0in" fo:line-height="100%" fo:text-align="justify" style:justify-single-word="false" fo:text-indent="0.25in" style:auto-text-indent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14" style:family="paragraph" style:parent-style-name="Standard" style:list-style-name="L3">
      <style:paragraph-properties fo:margin-left="-0.25in" fo:margin-right="0in" fo:line-height="100%" fo:text-align="justify" style:justify-single-word="false" fo:text-indent="0.25in" style:auto-text-indent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15" style:family="paragraph" style:parent-style-name="Standard" style:list-style-name="L4">
      <style:paragraph-properties fo:margin-left="-0.25in" fo:margin-right="0in" fo:line-height="100%" fo:text-align="justify" style:justify-single-word="false" fo:text-indent="0.25in" style:auto-text-indent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16" style:family="paragraph" style:parent-style-name="Standard" style:list-style-name="L5">
      <style:paragraph-properties fo:margin-left="-0.25in" fo:margin-right="0in" fo:line-height="100%" fo:text-align="justify" style:justify-single-word="false" fo:text-indent="0.25in" style:auto-text-indent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17" style:family="paragraph" style:parent-style-name="Standard" style:list-style-name="L6">
      <style:paragraph-properties fo:margin-left="-0.25in" fo:margin-right="0in" fo:line-height="100%" fo:text-align="justify" style:justify-single-word="false" fo:text-indent="0.25in" style:auto-text-indent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18" style:family="paragraph" style:parent-style-name="Standard" style:list-style-name="L7">
      <style:paragraph-properties fo:margin-left="-0.25in" fo:margin-right="0in" fo:line-height="100%" fo:text-align="justify" style:justify-single-word="false" fo:text-indent="0.25in" style:auto-text-indent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19" style:family="paragraph" style:parent-style-name="Standard" style:list-style-name="L8">
      <style:paragraph-properties fo:margin-left="-0.25in" fo:margin-right="0in" fo:line-height="100%" fo:text-align="justify" style:justify-single-word="false" fo:text-indent="0.25in" style:auto-text-indent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20" style:family="paragraph" style:parent-style-name="Standard" style:list-style-name="L9">
      <style:paragraph-properties fo:margin-left="-0.25in" fo:margin-right="0in" fo:line-height="100%" fo:text-align="justify" style:justify-single-word="false" fo:text-indent="0.25in" style:auto-text-indent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21" style:family="paragraph" style:parent-style-name="Standard" style:list-style-name="L10">
      <style:paragraph-properties fo:margin-left="-0.25in" fo:margin-right="0in" fo:line-height="100%" fo:text-align="justify" style:justify-single-word="false" fo:text-indent="0.25in" style:auto-text-indent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22" style:family="paragraph" style:parent-style-name="Standard" style:list-style-name="L11">
      <style:paragraph-properties fo:margin-left="-0.25in" fo:margin-right="0in" fo:line-height="100%" fo:text-align="justify" style:justify-single-word="false" fo:text-indent="0.25in" style:auto-text-indent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23" style:family="paragraph" style:parent-style-name="Standard" style:list-style-name="L12">
      <style:paragraph-properties fo:margin-left="-0.25in" fo:margin-right="0in" fo:line-height="100%" fo:text-align="justify" style:justify-single-word="false" fo:text-indent="0.25in" style:auto-text-indent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24" style:family="paragraph" style:parent-style-name="Standard" style:list-style-name="L13">
      <style:paragraph-properties fo:margin-left="-0.25in" fo:margin-right="0in" fo:line-height="100%" fo:text-align="justify" style:justify-single-word="false" fo:text-indent="0.25in" style:auto-text-indent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25" style:family="paragraph" style:parent-style-name="Standard" style:list-style-name="L14">
      <style:paragraph-properties fo:margin-left="-0.25in" fo:margin-right="0in" fo:line-height="100%" fo:text-align="justify" style:justify-single-word="false" fo:text-indent="0.25in" style:auto-text-indent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P26" style:family="paragraph" style:parent-style-name="Standard">
      <style:paragraph-properties fo:margin-left="0.25in" fo:margin-right="0in" fo:line-height="100%" fo:text-align="justify" style:justify-single-word="false" fo:text-indent="0in" style:auto-text-indent="false"/>
      <style:text-properties style:use-window-font-color="true" style:font-name="Calibri1" fo:font-size="12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2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2pt" fo:font-weight="normal" officeooo:rsid="00113c04" fo:background-color="transparent" loext:char-shading-value="0" style:font-name-asian="Calibri1" style:font-name-complex="Calibri1"/>
    </style:style>
    <style:style style:name="T3" style:family="text">
      <style:text-properties style:use-window-font-color="true" style:font-name="Calibri1" fo:font-size="12pt" fo:font-weight="normal" officeooo:rsid="0012aa63" fo:background-color="transparent" loext:char-shading-value="0" style:font-name-asian="Calibri1" style:font-name-complex="Calibri1"/>
    </style:style>
    <style:style style:name="T4" style:family="text">
      <style:text-properties style:use-window-font-color="true" style:font-name="Calibri1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loext:char-shading-value="0" style:font-name-asian="Calibri1" style:font-name-complex="Calibri1"/>
    </style:style>
    <style:style style:name="T5" style:family="text">
      <style:text-properties style:use-window-font-color="true" style:font-name="Calibri1" fo:font-size="12pt" fo:font-weight="bold" fo:background-color="transparent" loext:char-shading-value="0" style:font-name-asian="Calibri1" style:font-name-complex="Calibri1"/>
    </style:style>
    <text:list-style style:name="L1">
      <text:list-level-style-bullet text:level="1" text:bullet-char="•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bullet-char="•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bullet-char="•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bullet-char="•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bullet-char="•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bullet-char="•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bullet-char="•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bullet-char="•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bullet-char="•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bullet-char="•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bullet-char="•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bullet-char="•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bullet-char="•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osztolányi Dezső: a Pacsirta</text:p>
      <text:p text:style-name="P2"/>
      <text:p text:style-name="P1"><text:span text:style-name="T1">Kosztolányi Dezső 1923-ban írja meg a Pacsirtát, Lélektani regény, Bécsben Fr</text:span><text:span text:style-name="T3">a</text:span><text:span text:style-name="T1">ud tanaival ismerkedik meg ő van rá nagy hatással.</text:span></text:p>
      <text:p text:style-name="P1"><text:span text:style-name="T4">Cím:</text:span><text:span text:style-name="T1"> </text:span></text:p>
      <text:p text:style-name="P4">Első asszociácó : dalos madár, idilli világot felételez</text:p>
      <text:p text:style-name="P4">Pacsirta: kiskorában szépen énekelt, furcsa gyerekes megnevezés</text:p>
      <text:p text:style-name="P1"><text:span text:style-name="T4">Kapcsolatrendszer </text:span><text:span text:style-name="T1">:</text:span></text:p>
      <text:p text:style-name="P4">Nem az ember-ember kapcsolat lesz az érdekes hanem a szülő-gyerek a szülői, szerepben élik az életüket, apának és anyának szólítják egymást, mintha felülírna minden felnőttkori szerepet.</text:p>
      <text:p text:style-name="P3">Idő:</text:p>
      <text:p text:style-name="P4">1899. szept. 1.-Péntek 12:30 (eleje), reális cselekményidő, 1 hétig tartó történet, szept. 8. -&gt; vége</text:p>
      <text:p text:style-name="P3">Ciklikus szerkezet:</text:p>
      <text:list xml:id="list3716431504278191916" text:style-name="L1">
        <text:list-item>
          <text:p text:style-name="P12">Semmi nem változik a történet után</text:p>
        </text:list-item>
        <text:list-item>
          <text:p text:style-name="P12">péntektől péntekig tart</text:p>
        </text:list-item>
        <text:list-item>
          <text:p text:style-name="P12">Indulás: vasútállomás -&gt; aggodalom, érkezés szintén-&gt; aggodalom</text:p>
        </text:list-item>
        <text:list-item>
          <text:p text:style-name="P12">szegény jelző visszatérő és visszatér a végén is (mindkét esetben Pacsirta használja), valódi célszemély Pacsirta, állandó jelző, eposzi kellék</text:p>
        </text:list-item>
        <text:list-item>
          <text:p text:style-name="P12">öregeknek van szüksége Pacsirtára, de később rájönnek hogy annyira nincs is, tulajdonképpen Pacsirtának van szüksége a szüleire</text:p>
        </text:list-item>
        <text:list-item>
          <text:p text:style-name="P12">Ákos a mű elején szürke ,öreg, a mű alatt kivirul majd a végén ismét szürkés a leírás</text:p>
        </text:list-item>
        <text:list-item>
          <text:p text:style-name="P12">ciklikus elmélet = nincs fejlődés,változtathatatlanság</text:p>
        </text:list-item>
        <text:list-item>
          <text:p text:style-name="P12">az ősztoposz is alátámasztja a reménytelenséget </text:p>
        </text:list-item>
        <text:list-item>
          <text:p text:style-name="P12">a pap megállapítása hogy a világ egy siralomvölgy, a feleség azt mondja hogy a reménytelenségből csak imádkozással kerülhetnek ki, magtalan vénlány alakja, nincs, aki továbbvigye a családot</text:p>
        </text:list-item>
      </text:list>
      <text:p text:style-name="P3"><text:s text:c="3"/>A mű eleje és vége közti cselekmény:</text:p>
      <text:list xml:id="list1286992339470654000" text:style-name="L2">
        <text:list-item>
          <text:p text:style-name="P13">Fraudi lélektan, ami nem tetszik azt elnyomják a tudatalattiban, „Lelkünk jó részét egyáltalán nem ismerjük” </text:p>
        </text:list-item>
        <text:list-item>
          <text:p text:style-name="P13">kötelességszerű szeretet ,gyűlölet (gyűlölet amit palástolnak de egyszer kitör)</text:p>
        </text:list-item>
        <text:list-item>
          <text:p text:style-name="P13">a pap erkölcsileg máshogy ítéli meg a gyűlölet palástolását,erénynek tartja</text:p>
        </text:list-item>
        <text:list-item>
          <text:p text:style-name="P13">nem változtatja meg az élet</text:p>
        </text:list-item>
      </text:list>
      <text:p text:style-name="P4"/>
      <text:p text:style-name="P3">Helyszín: Sárszeg</text:p>
      <text:list xml:id="list2029959293627044476" text:style-name="L3">
        <text:list-item>
          <text:p text:style-name="P14">elmaradott szegény kisváros, nem inspiráló környezet, el sem kezdődhetnek a tragédiák</text:p>
        </text:list-item>
        <text:list-item>
          <text:p text:style-name="P14">nagy hírek: részegség,színház,pletyka,kaszinó</text:p>
        </text:list-item>
        <text:list-item>
          <text:p text:style-name="P14">hibbant,szürke emberek</text:p>
        </text:list-item>
        <text:list-item>
          <text:p text:style-name="P14">társadalom kritika Kosztolányi részéről </text:p>
        </text:list-item>
        <text:list-item>
          <text:p text:style-name="P14">ebből tragédia nem lesz az biztos</text:p>
        </text:list-item>
        <text:list-item>
          <text:p text:style-name="P14">a kaszinó már messze esik a Széchényi féle kulturális elképzeléstől -&gt; üres beszélgetések helye</text:p>
        </text:list-item>
      </text:list>
      <text:p text:style-name="P4">Egyetemes problémát egy családon keresztül mutat be.</text:p>
      <text:p text:style-name="P3">Vajkay Ákos: (apa)</text:p>
      <text:list xml:id="list7565679813462870982" text:style-name="L4">
        <text:list-item>
          <text:p text:style-name="P15"><text:soft-page-break/>középosztályból származó nemesember </text:p>
        </text:list-item>
        <text:list-item>
          <text:p text:style-name="P15">felmenőket kutat =&gt; múltba tekint,hanyatlásnak lehet a jelképe</text:p>
        </text:list-item>
        <text:list-item>
          <text:p text:style-name="P15">leírásakor Kosztolányi kiemeli a kemény meszes ereket,sápadt majdnem halotti orrot. -&gt; halál jelzései</text:p>
        </text:list-item>
        <text:list-item>
          <text:p text:style-name="P15">zárkózottan él</text:p>
        </text:list-item>
        <text:list-item>
          <text:p text:style-name="P15">olyan újságot járat amit még az apja járatott/bele se néz/, nem tekint ki a világba, nem érdeklődik, a jelen hidegen hagyja</text:p>
        </text:list-item>
        <text:list-item>
          <text:p text:style-name="P15">középszerűség, álbékesség a jellemző</text:p>
        </text:list-item>
        <text:list-item>
          <text:p text:style-name="P15">temetőbe szeret kijárni-&gt; ez is a halál felé mutat</text:p>
        </text:list-item>
        <text:list-item>
          <text:p text:style-name="P15">vidékre megy Pacsirta az ottani emberek helyzete még rosszabb,vidéki élet szellemi tunyaságát mutatja be, egyetlen könyvet talál Pacsirta annak is csak a II. részét</text:p>
        </text:list-item>
        <text:list-item>
          <text:p text:style-name="P15">Pacsirta levele : modoros ,hivatalos jellegű kilehet belőle következtetni a század nevelési metódusát amit Kosztolányi kiparodizál </text:p>
        </text:list-item>
        <text:list-item>
          <text:p text:style-name="P15">terméketlen nő alakja mutatja szimbolikusan a társadalmi osztály halálra ítéletét</text:p>
        </text:list-item>
      </text:list>
      <text:p text:style-name="P3"><text:s text:c="2"/>Lélektan:</text:p>
      <text:p text:style-name="P4">péntektől péntekig</text:p>
      <text:list xml:id="list1129325249767778045" text:style-name="L5">
        <text:list-item>
          <text:p text:style-name="P16">Péntek: Pacsirta elutazik</text:p>
        </text:list-item>
        <text:list-item>
          <text:p text:style-name="P16">Ákos elszenderül és álmodik-&gt; Pacsirta halálát</text:p>
        </text:list-item>
        <text:list-item>
          <text:p text:style-name="P16">Fraud szerint ez azt jelenti hogy Pacsirta halálát kívánja</text:p>
        </text:list-item>
      </text:list>
      <text:p text:style-name="P6"/>
      <text:p text:style-name="P7"><text:s text:c="5"/>Régen: <text:tab/><text:tab/><text:tab/><text:tab/>Változás</text:p>
      <text:list xml:id="list1516376270393616664" text:style-name="L6">
        <text:list-item>
          <text:p text:style-name="P17">minden nap szigúran hétkor kelnek <text:tab/><text:tab/>első nap elalszanak</text:p>
        </text:list-item>
        <text:list-item>
          <text:p text:style-name="P17">otthon főzés<text:tab/><text:tab/><text:tab/><text:tab/> <text:s text:c="12"/>étterembe mennek,minőségi </text:p>
        </text:list-item>
      </text:list>
      <text:p text:style-name="P5"><text:s text:c="92"/>különbség ,éhség csillapítása</text:p>
      <text:p text:style-name="P5">félhomályban élnek:(sprórolás ,elszigetelődés)<text:tab/> <text:s text:c="6"/>becsavarják a körtét-&gt; világosság <text:s text:c="17"/>nem lehet olvasni</text:p>
      <text:p text:style-name="P5">nem akarták látni a teljes igazságot</text:p>
      <text:p text:style-name="P5">a többi ember számára is láthatatlanok</text:p>
      <text:p text:style-name="P1"><text:span text:style-name="T5">Vasárnap</text:span><text:span text:style-name="T1">:</text:span></text:p>
      <text:list xml:id="list8678200970599424836" text:style-name="L7">
        <text:list-item>
          <text:p text:style-name="P18">misére jártak, otthoni étel<text:tab/></text:p>
        </text:list-item>
        <text:list-item>
          <text:p text:style-name="P18">hiányoznak a templomból</text:p>
        </text:list-item>
        <text:list-item>
          <text:p text:style-name="P18">vendéglői társaság -&gt; sört és bort fogyasztanak,jól érzik magukat</text:p>
        </text:list-item>
      </text:list>
      <text:p text:style-name="P1"><text:span text:style-name="T5">Hétfő</text:span><text:span text:style-name="T1">:</text:span></text:p>
      <text:list xml:id="list2779340382483382815" text:style-name="L8">
        <text:list-item>
          <text:p text:style-name="P19">nem jár <text:s/>fodrászhoz<text:tab/><text:tab/><text:tab/><text:tab/></text:p>
        </text:list-item>
      </text:list>
      <text:p text:style-name="P4">borbélyhoz megy, fiatalodik 4-5 évet <text:tab/><text:tab/><text:tab/><text:tab/><text:tab/><text:tab/>felszabadul</text:p>
      <text:list xml:id="list4192028648479582624" text:style-name="L9">
        <text:list-item>
          <text:p text:style-name="P20">színházba nem jártak <text:tab/><text:tab/><text:tab/><text:tab/></text:p>
        </text:list-item>
      </text:list>
      <text:p text:style-name="P4">elmennek színházba </text:p>
      <text:list xml:id="list408695726308922372" text:style-name="L10">
        <text:list-item>
          <text:p text:style-name="P21">nem vásárol magának<text:tab/><text:tab/><text:tab/><text:tab/></text:p>
        </text:list-item>
      </text:list>
      <text:p text:style-name="P4">vesz egy táskát ,hogy öröm érje, boldogok a szülők</text:p>
      <text:p text:style-name="P1"><text:span text:style-name="T5">Kedd</text:span><text:span text:style-name="T1">:</text:span></text:p>
      <text:p text:style-name="P4">vendégségbe mennek </text:p>
      <text:p text:style-name="P4">szocializálódnak -&gt; ha rákérdeznek Pacsirtára, a szülők összerezzenek-&gt; bűntudat</text:p>
      <text:p text:style-name="P1"><text:soft-page-break/><text:span text:style-name="T5">Szerda</text:span><text:span text:style-name="T1">: </text:span></text:p>
      <text:list xml:id="list7517926271711395102" text:style-name="L11">
        <text:list-item>
          <text:p text:style-name="P22">első nap még várják Pacsirta jelentkezését <text:tab/><text:tab/></text:p>
        </text:list-item>
      </text:list>
      <text:p text:style-name="P4">elhagyják Pacsirta levelét </text:p>
      <text:p text:style-name="P4">vacsoráznak</text:p>
      <text:p text:style-name="P1"><text:span text:style-name="T5">Csütörtök</text:span><text:span text:style-name="T1">:</text:span></text:p>
      <text:list xml:id="list127892482763016682" text:style-name="L12">
        <text:list-item>
          <text:p text:style-name="P23">régen semmi szórakozás<text:tab/><text:tab/><text:tab/><text:tab/></text:p>
        </text:list-item>
      </text:list>
      <text:p text:style-name="P4">kanzsúr</text:p>
      <text:p text:style-name="P4">dicsérik Vajkay Ákost -&gt; megfiatalodott, kipirult, egyenes tartású énekel az étteremben, pálinkázik, boldog</text:p>
      <text:p text:style-name="P4"/>
      <text:p text:style-name="P4">10.fejezet:</text:p>
      <text:list xml:id="list6747945625279761714" text:style-name="L13">
        <text:list-item>
          <text:p text:style-name="P24">csütörtök estének az eseményeit folytatja innentől nem egy nap lesz egy fejezet</text:p>
        </text:list-item>
        <text:list-item>
          <text:p text:style-name="P24">zongorázik a felesége ,nagyon rég nem tette</text:p>
        </text:list-item>
        <text:list-item>
          <text:p text:style-name="P24">Vajkay Ákosból kibukik az igazság a kaszinózás után-&gt; Csúnya megfogalmazás Pacsirtáról. Pacsirta megmérgezte az életét (deformálta)</text:p>
        </text:list-item>
        <text:list-item>
          <text:p text:style-name="P24">nem egyértelmű ,hogy Pacsirta hibája, a szülők hagyják magukat-&gt; ők is hibásak</text:p>
        </text:list-item>
        <text:list-item>
          <text:p text:style-name="P24">reménytelen a helyzet úgyis visszatér az élet a régi kerékvágásba </text:p>
        </text:list-item>
      </text:list>
      <text:p text:style-name="P11">Péntek:</text:p>
      <text:list xml:id="list1465624441318234914" text:style-name="L14">
        <text:list-item>
          <text:p text:style-name="P25">mindent visszarendeztek</text:p>
        </text:list-item>
        <text:list-item>
          <text:p text:style-name="P25">reggel még későn kelnek,fényár</text:p>
        </text:list-item>
        <text:list-item>
          <text:p text:style-name="P25">Vajkay Ákos ismét sovány lett és sápadt-&gt;kilátástalanság</text:p>
        </text:list-item>
        <text:list-item>
          <text:p text:style-name="P25">körbezárja a művet</text:p>
        </text:list-item>
      </text:list>
      <text:p text:style-name="P4">A végkifejletben a körkörösség fogalmazódik meg, szenvedés végtelensége, reménytelenség, elérhetetlen megváltá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9T12:51:30.895329754</dc:date>
    <meta:editing-duration>PT1M11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3" meta:paragraph-count="89" meta:word-count="682" meta:character-count="4893" meta:non-whitespace-character-count="4163"/>
  </office:meta>
</office:document-meta>
</file>